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Helvetica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style:font-name="Helvetica" fo:font-size="24pt" fo:font-weight="bold" style:font-size-asian="24pt" style:font-weight-asian="bold" style:font-size-complex="24pt" style:font-weight-complex="bold"/>
    </style:style>
    <style:style style:name="P6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7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1">System Administrators' Manual</text:p>
      <text:p text:style-name="P5">1. Overview</text:p>
      <text:p text:style-name="P3"/>
      <text:p text:style-name="P4">This documentation will enable the developer to customize and improve the system with ease.</text:p>
      <text:p text:style-name="P5">2. Ant Build Script</text:p>
      <text:p text:style-name="P3"/>
      <text:p text:style-name="P4">The developer can modify the build.xml file.</text:p>
      <text:p text:style-name="P5">3. Theme</text:p>
      <text:p text:style-name="P3"/>
      <text:p text:style-name="P4">The developer can customize the cascading stylesheet to change the theme.</text:p>
      <text:p text:style-name="P5">4. Internationalization</text:p>
      <text:p text:style-name="P3"/>
      <text:p text:style-name="P4">The developer can add localized messages by editing the ApplicationResources.properties file.</text:p>
      <text:p text:style-name="P5">5. Images</text:p>
      <text:p text:style-name="P3"/>
      <text:p text:style-name="P4">The developer can add new pictures under the images directory.</text:p>
      <text:p text:style-name="P5">6. Database Schema</text:p>
      <text:p text:style-name="P3"/>
      <text:p text:style-name="P4">The developer can modify the database by editing the openmpis-schema.druid file. He will also have to modify the SQL maps, data transfer objects, services and data access objects if nee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201in" fo:margin-bottom="0.7799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cumentation for system administrators</text:p>
      </style:header>
      <style:footer>
        <text:p text:style-name="MP2">Page : 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22T13:10:31.21</meta:creation-date>
    <dc:date>2009-02-22T14:15:01.03</dc:date>
    <dc:creator>Rey Vincent Babilonia</dc:creator>
    <meta:editing-duration>PT01H04M08S</meta:editing-duration>
    <meta:editing-cycles>44</meta:editing-cycles>
    <meta:generator>OpenOffice.org/3.0$Win32 OpenOffice.org_project/300m15$Build-9379</meta:generator>
    <meta:document-statistic meta:table-count="0" meta:image-count="0" meta:object-count="0" meta:page-count="7" meta:paragraph-count="15" meta:word-count="108" meta:character-count="716"/>
    <meta:user-defined meta:name="Info 1"/>
    <meta:user-defined meta:name="Info 2"/>
    <meta:user-defined meta:name="Info 3"/>
    <meta:user-defined meta:name="Info 4"/>
  </office:meta>
</office:document-meta>
</file>